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2.57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67</text:p>
          </table:table-cell>
          <table:table-cell table:style-name="ce1" office:value-type="string">
            <text:p>学研・はじめてのおけいこ</text:p>
            <text:p>長い長いリスの一筆書きの練習～。</text:p>
          </table:table-cell>
          <table:table-cell table:style-name="ce1" office:value-type="string">
            <text:p>将棋タウン「将棋幼稚園」将棋入門</text:p>
            <text:p>勝敗の決め方</text:p>
          </table:table-cell>
          <table:table-cell table:style-name="ce1" office:value-type="string">
            <text:p>サイト「将棋のルール」</text:p>
            <text:p>第３コンテンツ開始！このサイトでは将棋のルールが簡単に紹介されているようです。本格的な入門講義もやっていきますがまずはインターネットの記事を通して簡単にルールをマスターしていきたいと思います。その後、書籍を用いて細かいルールを含め、徹底的に将棋を学んでいきます。頑張ります！！！</text:p>
          </table:table-cell>
          <table:table-cell table:style-name="ce1" office:value-type="string">
            <text:p>練習局面課題演習　ＡＩ将棋２００３　７級　１周目　第１問</text:p>
            <text:p>０．０００３０％　－４０６８　５７級　たまご</text:p>
            <text:p>達成率やレートの上昇に合わせて棋力も上がれば学力も上がる。同時に生活水準も上げて行ければ嬉しいなー、なんて思っていたりしてます。達成率や絶対レートが上がればそれだけプロに近付くので自然と生活水準が上がっていくはず。きっと。</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268</text:p>
          </table:table-cell>
          <table:table-cell table:style-name="ce1" office:value-type="string">
            <text:p>学研・はじめてのおけいこ</text:p>
            <text:p>ここで思考力を養う一問が登場しました。スタートは犬。その下に表情の違う犬と猫のマスがある。同じ動物に線を引くという問題でした。動物の特徴を捉えて表情を気にせず正しく犬を選べましたか？こういった問題からアカデミックな問題に発展していくんですね。面白いですねー。</text:p>
          </table:table-cell>
          <table:table-cell table:style-name="ce1" office:value-type="string">
            <text:p>将棋タウン「将棋幼稚園」将棋入門</text:p>
            <text:p>王手とその防ぎ</text:p>
          </table:table-cell>
          <table:table-cell table:style-name="ce1" office:value-type="string">
            <text:p>サイト「将棋のルール」</text:p>
            <text:p>将棋の遊び方を学ぶ前に、基本的な用語を学習。どんな用語が登場するかな？？？</text:p>
          </table:table-cell>
          <table:table-cell table:style-name="ce1" office:value-type="string">
            <text:p>練習局面課題演習　ＡＩ将棋２００４　７級　１周目　第１問</text:p>
            <text:p>０．０００３０％　－４０６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269</text:p>
          </table:table-cell>
          <table:table-cell office:value-type="string">
            <text:p>学研・はじめてのおけいこ</text:p>
            <text:p>続いてはパンダとウサギを組み合わせる問題。前回は猫が可愛そうでしたが今回はウサギもパンダも２匹ずつ。それぞれ線結びして迷路を完成させます。</text:p>
          </table:table-cell>
          <table:table-cell office:value-type="string">
            <text:p>将棋タウン「将棋幼稚園」将棋入門</text:p>
            <text:p>二歩・行き所の無い駒</text:p>
          </table:table-cell>
          <table:table-cell office:value-type="string">
            <text:p>サイト「将棋のルール」</text:p>
            <text:p>基本的な将棋用語１：「指す」盤上の駒を動かす事を将棋では「指す」という。</text:p>
          </table:table-cell>
          <table:table-cell office:value-type="string">
            <text:p>練習局面課題演習　ＡＩ将棋優勝記念版　７級　１周目　第１問</text:p>
            <text:p>０．０００３０％　－４０６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270</text:p>
          </table:table-cell>
          <table:table-cell table:style-name="ce1" office:value-type="string">
            <text:p>学研・はじめてのおけいこ</text:p>
            <text:p>３対３で１対１対応のおけいこ。ライオン・象・キリンが題材でした。同じ仲間に分ける問題にもつながりますね。</text:p>
          </table:table-cell>
          <table:table-cell table:style-name="ce1" office:value-type="string">
            <text:p>将棋タウン「将棋幼稚園」将棋入門</text:p>
            <text:p>さあ、始めてみましょう</text:p>
          </table:table-cell>
          <table:table-cell table:style-name="ce1" office:value-type="string">
            <text:p>サイト「将棋のルール」</text:p>
            <text:p>基本的な将棋用語２：「打つ」これは、将棋では持ち駒を盤上に置く時に使われる言葉。駒は動かすから「指す」。でも盤上に新しく入れるから「打つ」こんな感じ。</text:p>
          </table:table-cell>
          <table:table-cell table:style-name="ce1" office:value-type="string">
            <text:p>練習局面課題演習　ＡＩ将棋１２　７級　１周目　第１問</text:p>
            <text:p>０．０００３１％　－４０６８　５７級　たまご</text:p>
            <text:p>達成率アップ！２７０項目消化しました。こういう些細な項目の消化が積み重なって大きな力に変わっていきます。バランス良く学習してゆるぎない実力を身に付けていきたいです！</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271</text:p>
          </table:table-cell>
          <table:table-cell table:style-name="ce1" office:value-type="string">
            <text:p>学研・はじめてのおけいこ</text:p>
            <text:p>共通事項は「鳥」。その鳥の色や形が違う３種類の鳥で仲間分け。基本です。</text:p>
          </table:table-cell>
          <table:table-cell table:style-name="ce1" office:value-type="string">
            <text:p>将棋タウン「将棋幼稚園」将棋入門</text:p>
            <text:p>打ち歩詰め・千日手・持将棋</text:p>
          </table:table-cell>
          <table:table-cell table:style-name="ce1" office:value-type="string">
            <text:p>サイト「将棋のルール」</text:p>
            <text:p>基本的な将棋用語３：「受ける」攻められている駒や自分の陣地（＝自陣）を守ること。</text:p>
          </table:table-cell>
          <table:table-cell table:style-name="ce1" office:value-type="string">
            <text:p>練習局面課題演習　ＡＩ将棋１３　７級　１周目　第１問</text:p>
            <text:p>０．０００３１％　－４０６８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6</text:p>
          </table:table-cell>
          <table:table-cell table:style-name="ce1" office:value-type="string">
            <text:p>272</text:p>
          </table:table-cell>
          <table:table-cell table:style-name="ce1" office:value-type="string">
            <text:p>学研・はじめてのおけいこ</text:p>
            <text:p>横の点線をなぞる練習～。</text:p>
          </table:table-cell>
          <table:table-cell table:style-name="ce1" office:value-type="string">
            <text:p>将棋タウン「将棋幼稚園」マナーについて</text:p>
            <text:p>待ったの禁止・始めと終わりの挨拶・持ち駒の扱い方・助言の禁止</text:p>
          </table:table-cell>
          <table:table-cell table:style-name="ce1" office:value-type="string">
            <text:p>サイト「将棋のルール」</text:p>
            <text:p>基本的な将棋用語４：「合駒」遠くから利く敵の駒の利きを遮るための受け駒。</text:p>
          </table:table-cell>
          <table:table-cell table:style-name="ce1" office:value-type="string">
            <text:p>練習局面課題演習　ＡＩ将棋１５　７級　１周目　第１問</text:p>
            <text:p>０．０００３１％　－４０６８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7</text:p>
          </table:table-cell>
          <table:table-cell table:style-name="ce1" office:value-type="string">
            <text:p>273</text:p>
          </table:table-cell>
          <table:table-cell table:style-name="ce1" office:value-type="string">
            <text:p>学研・はじめてのおけいこ</text:p>
            <text:p>雷のジグザグ点線をなぞる。</text:p>
          </table:table-cell>
          <table:table-cell table:style-name="ce1" office:value-type="string">
            <text:p>将棋タウン「将棋幼稚園」マナーについて</text:p>
            <text:p>王将と玉将・叩きつけや空打ちの禁止・長考の配慮・戻しの禁止・私語禁止・感想戦の励行</text:p>
          </table:table-cell>
          <table:table-cell table:style-name="ce1" office:value-type="string">
            <text:p>サイト「将棋のルール」</text:p>
            <text:p>基本的な将棋用語５：「詰み」相手の王様を捕獲した状態。この状態にした人が勝ちだ。</text:p>
          </table:table-cell>
          <table:table-cell table:style-name="ce1" office:value-type="string">
            <text:p>練習局面課題演習　ＡＩ将棋１６　７級　１周目　第１問</text:p>
            <text:p>０．０００３１％　－４０６８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8</text:p>
          </table:table-cell>
          <table:table-cell table:style-name="ce1" office:value-type="string">
            <text:p>274</text:p>
          </table:table-cell>
          <table:table-cell office:value-type="string">
            <text:p>学研・はじめてのおけいこ</text:p>
            <text:p>蛙が跳ねる軌跡、半円の点線のなぞり書き演習～。</text:p>
          </table:table-cell>
          <table:table-cell office:value-type="string">
            <text:p>将棋タウン「将棋幼稚園」棋譜の読み方書き方</text:p>
            <text:p>基本編・前半戦。</text:p>
          </table:table-cell>
          <table:table-cell office:value-type="string">
            <text:p>サイト「将棋のルール」</text:p>
            <text:p>基本的な将棋用語６：「詰めろ」相手が何もしなければ次に詰ませられる状態の事。</text:p>
          </table:table-cell>
          <table:table-cell office:value-type="string">
            <text:p>練習局面課題演習　ＡＩ将棋１７　７級　１周目　第１問</text:p>
            <text:p>０．０００３１％　－４０６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9</text:p>
          </table:table-cell>
          <table:table-cell table:style-name="ce1" office:value-type="string">
            <text:p>275</text:p>
          </table:table-cell>
          <table:table-cell table:style-name="ce1" office:value-type="string">
            <text:p>学研・はじめてのおけいこ</text:p>
            <text:p>落ち葉ヒラヒラ。回転する点線をなぞる練習～。</text:p>
          </table:table-cell>
          <table:table-cell table:style-name="ce1" office:value-type="string">
            <text:p>将棋タウン「将棋幼稚園」棋譜の読み方・書き方</text:p>
            <text:p>基本編・後半戦</text:p>
          </table:table-cell>
          <table:table-cell table:style-name="ce1" office:value-type="string">
            <text:p>サイト「将棋のルール」</text:p>
            <text:p>基本的な将棋用語７：「寄せ」相手の王様を追い込むための一連の手順。この「寄せ」が自分の課題なので、しっかり勉強していきたいと思います。</text:p>
          </table:table-cell>
          <table:table-cell table:style-name="ce1" office:value-type="string">
            <text:p>練習局面課題演習　ＡＩ将棋１９　７級　１周目　第１問</text:p>
            <text:p>０．０００３１％　－４０６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0</text:p>
          </table:table-cell>
          <table:table-cell table:style-name="ce1" office:value-type="string">
            <text:p>276</text:p>
          </table:table-cell>
          <table:table-cell table:style-name="ce1" office:value-type="string">
            <text:p>学研・はじめてのおけいこ</text:p>
            <text:p>大小様々なシャボン玉を題材に円を描く練習～。</text:p>
          </table:table-cell>
          <table:table-cell table:style-name="ce1" office:value-type="string">
            <text:p>将棋タウン「将棋幼稚園」棋譜の読み方・書き方</text:p>
            <text:p>応用編</text:p>
          </table:table-cell>
          <table:table-cell table:style-name="ce1" office:value-type="string">
            <text:p>サイト「将棋のルール」</text:p>
            <text:p>基本的な将棋用語８：「手筋」相手陣を攻略する様々なテクニック。こちらも色々覚えていきたいですね。</text:p>
          </table:table-cell>
          <table:table-cell table:style-name="ce1" office:value-type="string">
            <text:p>練習局面課題演習　激指１１　標準　７級　１周目　第１問</text:p>
            <text:p>０．０００３１％　－４０６７　５７級　たまご</text:p>
            <text:p>将棋用語を少し習得しました。まだまだ出だしの部分ですが、ここが学習の入り口であることを忘れずに次に進んでいきたいと思います。</text:p>
          </table:table-cell>
          <table:table-cell table:style-name="ce1" table:number-columns-repeated="17"/>
          <table:table-cell table:number-columns-repeated="1000"/>
        </table:table-row>
        <table:table-row table:style-name="ro4">
          <table:table-cell table:style-name="ce1"/>
          <table:table-cell table:style-name="ce1" office:value-type="string">
            <text:p>11</text:p>
          </table:table-cell>
          <table:table-cell table:style-name="ce1" office:value-type="string">
            <text:p>277</text:p>
          </table:table-cell>
          <table:table-cell table:style-name="ce3" office:value-type="string">
            <text:p>学研・はじめてのおけいこ</text:p>
            <text:p>徐々に線が複雑になってきました。ミツバチが花まで飛ぶ様子をぐるりぐるりと丸を描きながら書いていきます。</text:p>
          </table:table-cell>
          <table:table-cell table:style-name="ce1" office:value-type="string">
            <text:p>将棋タウン「将棋幼稚園」棋譜の読み方・書き方</text:p>
            <text:p>詰将棋の解答の仕方</text:p>
          </table:table-cell>
          <table:table-cell table:style-name="ce1" office:value-type="string">
            <text:p>サイト「将棋のルール」</text:p>
            <text:p>動かした手の表し方は符号を用いて行う。</text:p>
          </table:table-cell>
          <table:table-cell table:style-name="ce1" office:value-type="string">
            <text:p>練習局面課題演習　激指定跡道場３　標準　７級　１周目　第１問</text:p>
            <text:p>０．０００３１％　－４０６７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2</text:p>
          </table:table-cell>
          <table:table-cell table:style-name="ce1" office:value-type="string">
            <text:p>278</text:p>
          </table:table-cell>
          <table:table-cell table:style-name="ce1" office:value-type="string">
            <text:p>学研・はじめてのおけいこ</text:p>
            <text:p>複数の線が交差しています。途中で分岐しないように真っ直ぐ進んでいきます。</text:p>
          </table:table-cell>
          <table:table-cell table:style-name="ce1" office:value-type="string">
            <text:p>将棋タウン「将棋幼稚園」初心者の方へ</text:p>
            <text:p>将棋初心者の方への上達の指針</text:p>
          </table:table-cell>
          <table:table-cell table:style-name="ce1" office:value-type="string">
            <text:p>サイト「将棋のルール」</text:p>
            <text:p>棋譜の表し方の例</text:p>
          </table:table-cell>
          <table:table-cell table:style-name="ce1" office:value-type="string">
            <text:p>練習局面課題演習　激指１２　標準　７級　１周目　第１問</text:p>
            <text:p>０．０００３１％　－４０６７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13</text:p>
          </table:table-cell>
          <table:table-cell table:style-name="ce1" office:value-type="string">
            <text:p>279</text:p>
          </table:table-cell>
          <table:table-cell table:style-name="ce1" office:value-type="string">
            <text:p>学研・はじめてのおけいこ</text:p>
            <text:p>迷路コーナー。幼児期は「迷路」を学ぶ事によって思考力を養うことが多いんですね。迷路の解き方は分岐点で一度止まりその先がどうなっているかを目で見渡す。そして行き止まりになる道を避けながら正しい線を引いていく、とのことです。まずは無事にゴールまで辿り着くことが出来ました。今後も「迷路」については沢山解いていく事になりそうです。</text:p>
          </table:table-cell>
          <table:table-cell table:style-name="ce1" office:value-type="string">
            <text:p>将棋タウン「将棋幼稚園」初心者の方へ</text:p>
            <text:p>将棋界の現状</text:p>
          </table:table-cell>
          <table:table-cell table:style-name="ce1" office:value-type="string">
            <text:p>サイト「将棋のルール」</text:p>
            <text:p>ルールを覚える近道は実際に将棋を指してみる、それも将棋ソフトなどのゲームで指してみるとのこと。どの手が合法手でどの手が反則なのかを知るにはもってこい。反則手は指せませんからねー。頑張って学習していきます。</text:p>
          </table:table-cell>
          <table:table-cell table:style-name="ce1" office:value-type="string">
            <text:p>練習局面課題演習　激指名人戦道場　標準　７級　１周目　第１問</text:p>
            <text:p>０．０００３２％　－４０６６　５７級　たまご</text:p>
            <text:p>達成率、絶対レートアップ！第３コンテンツに進みました。まだルールの学習が続きますが、基礎訓練も頭作りのスタートラインだし、バランスを取って進んでいきたいと思っています。将棋のテクニックだけを覚えた将棋人間ではなく、語学力や数学力等を併せ持った高度な頭脳労働者に成れるよう、日々鍛錬を積んでいきたいです。頑張るぞー。</text:p>
          </table:table-cell>
          <table:table-cell table:style-name="ce1" table:number-columns-repeated="17"/>
          <table:table-cell table:number-columns-repeated="1000"/>
        </table:table-row>
        <table:table-row table:style-name="ro7" table:number-rows-repeated="2">
          <table:table-cell table:style-name="ce1" table:number-columns-repeated="24"/>
          <table:table-cell table:number-columns-repeated="1000"/>
        </table:table-row>
        <table:table-row table:style-name="ro7">
          <table:table-cell table:style-name="ce1" table:number-columns-repeated="3"/>
          <table:table-cell table:number-columns-repeated="4"/>
          <table:table-cell table:style-name="ce1" table:number-columns-repeated="17"/>
          <table:table-cell table:number-columns-repeated="1000"/>
        </table:table-row>
        <table:table-row table:style-name="ro7" table:number-rows-repeated="2">
          <table:table-cell table:style-name="ce1" table:number-columns-repeated="24"/>
          <table:table-cell table:number-columns-repeated="1000"/>
        </table:table-row>
        <table:table-row table:style-name="ro7">
          <table:table-cell table:style-name="ce1" table:number-columns-repeated="2"/>
          <table:table-cell/>
          <table:table-cell table:style-name="ce1" table:number-columns-repeated="21"/>
          <table:table-cell table:number-columns-repeated="1000"/>
        </table:table-row>
        <table:table-row table:style-name="ro7" table:number-rows-repeated="151">
          <table:table-cell table:style-name="ce1" table:number-columns-repeated="24"/>
          <table:table-cell table:number-columns-repeated="1000"/>
        </table:table-row>
        <table:table-row table:style-name="ro7" table:number-rows-repeated="1048403">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2">2022/04/22</text:date>, <text:time>22:2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DT11H44M27S</meta:editing-duration>
    <meta:editing-cycles>99</meta:editing-cycles>
    <meta:generator>OpenOffice/4.1.6$Win32 OpenOffice.org_project/416m1$Build-9790</meta:generator>
    <dc:date>2022-04-22T22:24:02.75</dc:date>
    <meta:document-statistic meta:table-count="1" meta:cell-count="84" meta:object-count="0"/>
    <meta:user-defined meta:name="Info 1"/>
    <meta:user-defined meta:name="Info 2"/>
    <meta:user-defined meta:name="Info 3"/>
    <meta:user-defined meta:name="Info 4"/>
  </office:meta>
</office:document-meta>
</file>